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RewriterImpl.setURLGenerator( URLGenerator url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Impl.rewrite( StringBuffer markup , String rewriteUR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RLRewriterImpl.createParameterMap( String rewriteUR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URLRewriterImpl.rewriteURLs( String markup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0">
            <text:p text:style-name="Table_20_Contents">40</text:p>
          </table:table-cell>
          <table:table-cell office:value-type="float" office:value="44">
            <text:p text:style-name="Table_20_Contents"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